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Arial1" svg:font-family="Arial, sans-serif"/>
    <style:font-face style:name="Helvetica Neue" svg:font-family="'Helvetica Neue', Helvetica, Arial, sans-serif"/>
    <style:font-face style:name="Helvetica1" svg:font-family="Helvetica, Arial, sans-serif"/>
    <style:font-face style:name="Monaco" svg:font-family="Monaco, Menlo, Consolas, 'Courier New', monospace"/>
    <style:font-face style:name="Open Sans" svg:font-family="'Open Sans'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monospace" svg:font-family="monospace"/>
    <style:font-face style:name="Lucida Sans1" svg:font-family="'Lucida Sans'" style:font-family-generic="swiss"/>
    <style:font-face style:name="Monospace" svg:font-family="Monospace" style:font-pitch="fixed"/>
    <style:font-face style:name="monospace1" svg:font-family="monospace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" svg:font-family="Century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00%"/>
      <style:text-properties fo:language="ru" fo:country="RU" fo:font-weight="bold" officeooo:rsid="0013b6c8" officeooo:paragraph-rsid="0013b6c8" style:font-weight-asian="bold" style:font-weight-complex="bold"/>
    </style:style>
    <style:style style:name="P3" style:family="paragraph" style:parent-style-name="Standard">
      <style:paragraph-properties fo:line-height="100%"/>
      <style:text-properties fo:language="ru" fo:country="RU" fo:font-weight="normal" officeooo:rsid="0013b6c8" officeooo:paragraph-rsid="0013b6c8" style:font-weight-asian="normal" style:font-weight-complex="normal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/>
      <style:text-properties officeooo:paragraph-rsid="000c9c32"/>
    </style:style>
    <style:style style:name="P6" style:family="paragraph" style:parent-style-name="Standard" style:list-style-name="L4">
      <style:paragraph-properties fo:line-height="100%"/>
    </style:style>
    <style:style style:name="P7" style:family="paragraph" style:parent-style-name="Standard">
      <loext:graphic-properties draw:fill="solid" draw:fill-color="#f6f8fa"/>
      <style:paragraph-properties fo:line-height="100%" fo:background-color="#f6f8fa"/>
    </style:style>
    <style:style style:name="P8" style:family="paragraph" style:parent-style-name="Standard">
      <style:paragraph-properties fo:line-height="100%"/>
      <style:text-properties officeooo:paragraph-rsid="0013b6c8"/>
    </style:style>
    <style:style style:name="P9" style:family="paragraph" style:parent-style-name="Standard">
      <style:paragraph-properties fo:line-height="100%"/>
      <style:text-properties fo:font-weight="normal" officeooo:paragraph-rsid="0013b6c8" style:font-weight-asian="normal" style:font-weight-complex="normal"/>
    </style:style>
    <style:style style:name="P10" style:family="paragraph" style:list-style-name="WWNum4">
      <style:paragraph-properties fo:line-height="100%"/>
      <style:text-properties style:font-name="Calibri1" fo:font-size="11pt" style:font-size-asian="11pt" style:font-size-complex="11pt"/>
    </style:style>
    <style:style style:name="P11" style:family="paragraph">
      <loext:graphic-properties draw:fill="solid" draw:fill-color="#f6f8fa"/>
      <style:paragraph-properties fo:line-height="100%" fo:background-color="#f6f8fa"/>
    </style:style>
    <style:style style:name="P12" style:family="paragraph" style:list-style-name="L4">
      <style:paragraph-properties fo:line-height="100%"/>
      <style:text-properties fo:language="ru" fo:country="RU"/>
    </style:style>
    <style:style style:name="P13" style:family="paragraph" style:parent-style-name="List_20_Paragraph" style:list-style-name="WWNum4">
      <style:text-properties style:font-name="Calibri1" fo:font-size="11pt" style:font-size-asian="11pt" style:font-size-complex="11pt"/>
    </style:style>
    <style:style style:name="P14" style:family="paragraph" style:parent-style-name="List_20_Paragraph" style:list-style-name="WWNum4">
      <style:text-properties style:font-name="Calibri1" fo:font-size="11pt" officeooo:paragraph-rsid="00123970" style:font-size-asian="11pt" style:font-size-complex="11pt"/>
    </style:style>
    <style:style style:name="P15" style:family="paragraph" style:parent-style-name="List_20_Paragraph" style:list-style-name="L7">
      <style:paragraph-properties fo:line-height="100%"/>
    </style:style>
    <style:style style:name="P16" style:family="paragraph" style:parent-style-name="List_20_Paragraph" style:list-style-name="WWNum13">
      <style:paragraph-properties fo:line-height="100%"/>
    </style:style>
    <style:style style:name="P17" style:family="paragraph" style:parent-style-name="List_20_Paragraph" style:list-style-name="WWNum4"/>
    <style:style style:name="P18" style:family="paragraph" style:parent-style-name="List_20_Paragraph" style:list-style-name="WWNum4">
      <style:text-properties officeooo:paragraph-rsid="00123970"/>
    </style:style>
    <style:style style:name="P19" style:family="paragraph" style:list-style-name="WWNum4">
      <style:paragraph-properties fo:line-height="100%"/>
      <style:text-properties style:font-name="Calibri1" fo:font-size="11pt" style:font-size-asian="11pt" style:font-size-complex="11pt"/>
    </style:style>
    <style:style style:name="P20" style:family="paragraph" style:list-style-name="WWNum4">
      <style:text-properties style:font-name="Calibri1" fo:font-size="11pt" style:font-size-asian="11pt" style:font-size-complex="11pt"/>
    </style:style>
    <style:style style:name="P21" style:family="paragraph" style:list-style-name="WWNum4">
      <style:paragraph-properties fo:line-height="100%"/>
    </style:style>
    <style:style style:name="P22" style:family="paragraph" style:list-style-name="WWNum4"/>
    <style:style style:name="P23" style:family="paragraph" style:parent-style-name="List_20_Paragraph">
      <style:paragraph-properties fo:margin-left="0cm" fo:margin-right="0cm" fo:line-height="100%" fo:text-indent="0cm" style:auto-text-indent="false"/>
      <style:text-properties fo:color="#18a303" style:font-name="Monospace" fo:font-size="10pt" fo:language="en" fo:country="US" officeooo:rsid="000f3b2f" officeooo:paragraph-rsid="000f3b2f" fo:background-color="#eeeeee" style:font-size-asian="10pt" style:font-size-complex="10pt"/>
    </style:style>
    <style:style style:name="P24" style:family="paragraph" style:parent-style-name="List_20_Paragraph">
      <style:paragraph-properties fo:margin-left="0cm" fo:margin-right="0cm" fo:line-height="100%" fo:text-indent="0cm" style:auto-text-indent="false"/>
      <style:text-properties style:font-name="Monospace" officeooo:rsid="000f3b2f" officeooo:paragraph-rsid="000f3b2f"/>
    </style:style>
    <style:style style:name="P25" style:family="paragraph" style:parent-style-name="List_20_Paragraph">
      <style:paragraph-properties fo:margin-left="0cm" fo:margin-right="0cm" fo:line-height="100%" fo:text-indent="0cm" style:auto-text-indent="false"/>
      <style:text-properties style:font-name="Monospace" fo:font-size="10pt" officeooo:paragraph-rsid="000dcffa" style:font-size-asian="10pt" style:font-size-complex="10pt"/>
    </style:style>
    <style:style style:name="P26" style:family="paragraph" style:parent-style-name="List_20_Paragraph">
      <style:paragraph-properties fo:margin-left="0cm" fo:margin-right="0cm" fo:line-height="100%" fo:text-indent="0cm" style:auto-text-indent="false"/>
      <style:text-properties fo:language="ru" fo:country="RU" officeooo:rsid="000f3b2f" officeooo:paragraph-rsid="000f3b2f"/>
    </style:style>
    <style:style style:name="P27" style:family="paragraph" style:parent-style-name="List_20_Paragraph">
      <style:paragraph-properties fo:margin-left="0cm" fo:margin-right="0cm" fo:line-height="100%" fo:text-indent="0cm" style:auto-text-indent="false"/>
      <style:text-properties fo:font-size="10pt" fo:font-weight="normal" officeooo:paragraph-rsid="000dcffa" style:font-size-asian="10pt" style:font-weight-asian="normal" style:font-size-complex="10pt" style:font-weight-complex="normal"/>
    </style:style>
    <style:style style:name="P28" style:family="paragraph" style:parent-style-name="List_20_Paragraph">
      <style:paragraph-properties fo:margin-left="0cm" fo:margin-right="0cm" fo:line-height="100%" fo:text-indent="0cm" style:auto-text-indent="false"/>
      <style:text-properties fo:font-size="10pt" officeooo:paragraph-rsid="000f3b2f" style:font-size-asian="10pt" style:font-size-complex="10pt"/>
    </style:style>
    <style:style style:name="P29" style:family="paragraph" style:parent-style-name="List_20_Paragraph">
      <style:paragraph-properties fo:margin-left="0cm" fo:margin-right="0cm" fo:line-height="100%" fo:text-indent="0cm" style:auto-text-indent="false"/>
      <style:text-properties officeooo:rsid="0011f106" officeooo:paragraph-rsid="0011f106"/>
    </style:style>
    <style:style style:name="P30" style:family="paragraph" style:parent-style-name="List_20_Paragraph">
      <style:paragraph-properties fo:margin-left="0cm" fo:margin-right="0cm" fo:line-height="100%" fo:text-indent="0cm" style:auto-text-indent="false"/>
    </style:style>
    <style:style style:name="P31" style:family="paragraph" style:parent-style-name="List_20_Paragraph">
      <style:paragraph-properties fo:margin-left="0cm" fo:margin-right="0cm" fo:line-height="100%" fo:text-indent="0cm" style:auto-text-indent="false"/>
      <style:text-properties officeooo:paragraph-rsid="000f3b2f"/>
    </style:style>
    <style:style style:name="P32" style:family="paragraph" style:parent-style-name="List_20_Paragraph">
      <style:paragraph-properties fo:margin-left="0cm" fo:margin-right="0cm" fo:line-height="100%" fo:text-indent="0cm" style:auto-text-indent="false"/>
      <style:text-properties officeooo:paragraph-rsid="0011f106"/>
    </style:style>
    <style:style style:name="P33" style:family="paragraph" style:parent-style-name="Text_20_body">
      <style:paragraph-properties fo:line-height="100%"/>
      <style:text-properties fo:font-size="13pt" fo:language="ru" fo:country="RU" fo:font-weight="bold" officeooo:rsid="0013b6c8" officeooo:paragraph-rsid="0013b6c8" style:font-size-asian="13pt" style:font-weight-asian="bold" style:font-size-complex="13pt" style:font-weight-complex="bold"/>
    </style:style>
    <style:style style:name="P34" style:family="paragraph" style:parent-style-name="Text_20_body">
      <style:paragraph-properties fo:line-height="100%"/>
      <style:text-properties fo:color="#18a303" style:font-name="Monospace" fo:font-size="10pt" officeooo:paragraph-rsid="001029f6" fo:background-color="#eeeeee" style:font-size-asian="10pt" style:font-size-complex="10pt"/>
    </style:style>
    <style:style style:name="P35" style:family="paragraph" style:parent-style-name="Text_20_body">
      <style:paragraph-properties fo:line-height="100%"/>
      <style:text-properties fo:language="ru" fo:country="RU" officeooo:rsid="001029f6" officeooo:paragraph-rsid="0011f106"/>
    </style:style>
    <style:style style:name="P36" style:family="paragraph" style:parent-style-name="Text_20_body">
      <style:paragraph-properties fo:line-height="100%"/>
    </style:style>
    <style:style style:name="P37" style:family="paragraph" style:parent-style-name="Text_20_body">
      <style:paragraph-properties fo:line-height="100%"/>
      <style:text-properties officeooo:paragraph-rsid="000c9c32"/>
    </style:style>
    <style:style style:name="P38" style:family="paragraph" style:parent-style-name="Text_20_body">
      <style:paragraph-properties fo:line-height="100%"/>
      <style:text-properties officeooo:paragraph-rsid="000dcffa"/>
    </style:style>
    <style:style style:name="P39" style:family="paragraph" style:parent-style-name="Text_20_body">
      <style:paragraph-properties fo:line-height="100%"/>
      <style:text-properties officeooo:paragraph-rsid="001029f6"/>
    </style:style>
    <style:style style:name="P40" style:family="paragraph" style:parent-style-name="Text_20_body">
      <style:paragraph-properties fo:line-height="100%"/>
      <style:text-properties officeooo:paragraph-rsid="0011f106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officeooo:rsid="001029f6" officeooo:paragraph-rsid="001029f6" loext:padding="0cm" loext:border="none"/>
    </style:style>
    <style:style style:name="P42" style:family="paragraph" style:master-page-name="Standard">
      <style:paragraph-properties fo:line-height="100%" style:page-number="auto"/>
      <style:text-properties fo:font-size="13pt" fo:font-weight="bold" style:font-size-asian="13pt" style:font-weight-asian="bold" style:font-size-complex="13pt" style:font-weight-complex="bold"/>
    </style:style>
    <style:style style:name="P43" style:family="paragraph" style:parent-style-name="Preformatted_20_Text">
      <style:paragraph-properties fo:line-height="100%"/>
      <style:text-properties fo:font-variant="normal" fo:text-transform="none" fo:color="#18a303" style:font-name="monospace" fo:font-size="10pt" fo:letter-spacing="normal" fo:font-style="normal" fo:font-weight="normal" officeooo:paragraph-rsid="001029f6" fo:background-color="#eeeeee" style:font-size-asian="10pt" style:font-size-complex="10pt"/>
    </style:style>
    <style:style style:name="P44" style:family="paragraph" style:parent-style-name="Preformatted_20_Text">
      <style:paragraph-properties fo:line-height="100%"/>
      <style:text-properties fo:font-variant="normal" fo:text-transform="none" fo:color="#18a303" fo:font-size="10pt" fo:letter-spacing="normal" officeooo:paragraph-rsid="001029f6" fo:background-color="#eeeeee" style:font-size-asian="10pt" style:font-size-complex="10pt"/>
    </style:style>
    <style:style style:name="P45" style:family="paragraph" style:parent-style-name="Preformatted_20_Text">
      <style:paragraph-properties fo:line-height="100%"/>
      <style:text-properties fo:language="ru" fo:country="RU" officeooo:rsid="000b42a3" officeooo:paragraph-rsid="000b42a3"/>
    </style:style>
    <style:style style:name="P46" style:family="paragraph" style:parent-style-name="Preformatted_20_Text">
      <style:paragraph-properties fo:line-height="100%"/>
      <style:text-properties officeooo:rsid="000c9c32" officeooo:paragraph-rsid="000c9c32"/>
    </style:style>
    <style:style style:name="P47" style:family="paragraph" style:parent-style-name="Preformatted_20_Text">
      <style:paragraph-properties fo:line-height="100%"/>
      <style:text-properties fo:color="#18a303" fo:font-style="italic" fo:background-color="#eeeeee" style:font-style-asian="italic" style:font-style-complex="italic"/>
    </style:style>
    <style:style style:name="P48" style:family="paragraph" style:parent-style-name="Preformatted_20_Text">
      <style:paragraph-properties fo:line-height="100%"/>
      <style:text-properties fo:color="#18a303" fo:background-color="#eeeeee"/>
    </style:style>
    <style:style style:name="P49" style:family="paragraph" style:parent-style-name="Preformatted_20_Text">
      <style:paragraph-properties fo:line-height="100%"/>
      <style:text-properties fo:color="#18a303" style:font-name="monospace1" fo:font-size="10pt" fo:language="ru" fo:country="RU" officeooo:rsid="001029f6" officeooo:paragraph-rsid="001029f6" fo:background-color="#eeeeee" style:font-size-asian="10pt" style:font-size-complex="10pt" loext:padding="0cm" loext:border="none"/>
    </style:style>
    <style:style style:name="P50" style:family="paragraph" style:parent-style-name="Preformatted_20_Text">
      <style:paragraph-properties fo:line-height="100%"/>
    </style:style>
    <style:style style:name="T1" style:family="text">
      <style:text-properties fo:color="#24292e" style:font-name="Segoe UI" fo:font-size="12pt" style:font-name-asian="Times New Roman1" style:font-size-asian="12pt" style:language-asian="ru" style:country-asian="RU" style:font-name-complex="Segoe UI1" style:font-size-complex="12pt"/>
    </style:style>
    <style:style style:name="T2" style:family="text">
      <style:text-properties fo:color="#24292e" style:font-name="Segoe UI" fo:font-size="18pt" fo:font-weight="bold" style:font-name-asian="Times New Roman1" style:font-size-asian="18pt" style:language-asian="ru" style:country-asian="RU" style:font-weight-asian="bold" style:font-name-complex="Segoe UI1" style:font-size-complex="18pt" style:font-weight-complex="bold"/>
    </style:style>
    <style:style style:name="T3" style:family="text">
      <style:text-properties fo:color="#24292e" style:font-name="Segoe UI" fo:font-size="13pt" fo:font-weight="bold" style:letter-kerning="true" style:font-name-asian="Times New Roman1" style:font-size-asian="13pt" style:language-asian="ru" style:country-asian="RU" style:font-weight-asian="bold" style:font-name-complex="Segoe UI1" style:font-size-complex="13pt" style:font-weight-complex="bold"/>
    </style:style>
    <style:style style:name="T4" style:family="text">
      <style:text-properties fo:color="#24292e" style:font-name="Consolas" fo:font-size="10pt" style:font-name-asian="Times New Roman1" style:font-size-asian="10pt" style:language-asian="ru" style:country-asian="RU" style:font-name-complex="Courier New2" style:font-size-complex="10pt" loext:padding="0cm" loext:border="none"/>
    </style:style>
    <style:style style:name="T5" style:family="text">
      <style:text-properties style:font-name="Calibri1" fo:font-size="11pt" style:font-size-asian="11pt" style:font-size-complex="11pt"/>
    </style:style>
    <style:style style:name="T6" style:family="text">
      <style:text-properties style:font-name="Calibri1" fo:font-size="11pt" style:font-size-asian="11pt" style:language-asian="ru" style:country-asian="RU" style:font-size-complex="11pt"/>
    </style:style>
    <style:style style:name="T7" style:family="text">
      <style:text-properties style:font-name="Calibri1" fo:font-size="11pt" fo:language="en" fo:country="US" style:font-size-asian="11pt" style:language-asian="ru" style:country-asian="RU" style:font-size-complex="11pt"/>
    </style:style>
    <style:style style:name="T8" style:family="text">
      <style:text-properties style:font-name="Calibri1" fo:font-size="11pt" fo:language="en" fo:country="US" style:font-size-asian="11pt" style:font-size-complex="11pt"/>
    </style:style>
    <style:style style:name="T9" style:family="text">
      <style:text-properties style:font-name="Calibri1" fo:font-size="11pt" fo:language="ru" fo:country="RU" style:font-size-asian="11pt" style:language-asian="ru" style:country-asian="RU" style:font-size-complex="11pt"/>
    </style:style>
    <style:style style:name="T10" style:family="text">
      <style:text-properties style:font-name="Calibri1" fo:font-size="11pt" fo:language="ru" fo:country="RU" officeooo:rsid="00123970" style:font-size-asian="11pt" style:language-asian="ru" style:country-asian="RU" style:font-size-complex="11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language-asian="ru" style:country-asian="RU" style:font-weight-asian="normal" style:font-weight-complex="normal"/>
    </style:style>
    <style:style style:name="T13" style:family="text">
      <style:text-properties fo:font-weight="normal" officeooo:rsid="000dcffa" style:language-asian="ru" style:country-asian="RU" style:font-weight-asian="normal" style:font-weight-complex="normal"/>
    </style:style>
    <style:style style:name="T14" style:family="text">
      <style:text-properties fo:font-variant="normal" fo:text-transform="none" fo:color="#333333" style:font-name="monospace" fo:font-size="7pt" fo:letter-spacing="normal" fo:language="ru" fo:country="RU" fo:font-style="normal" fo:font-weight="normal" officeooo:rsid="001029f6"/>
    </style:style>
    <style:style style:name="T15" style:family="text">
      <style:text-properties fo:font-variant="normal" fo:text-transform="none" fo:color="#18a303" style:font-name="monospace" fo:letter-spacing="normal" fo:font-style="normal" fo:background-color="#eeeeee" loext:char-shading-value="0"/>
    </style:style>
    <style:style style:name="T16" style:family="text">
      <style:text-properties fo:font-variant="normal" fo:text-transform="none" fo:color="#18a303" style:font-name="monospace" fo:letter-spacing="normal" fo:language="ru" fo:country="RU" fo:font-style="normal" fo:font-weight="normal" officeooo:rsid="000f3b2f" fo:background-color="#eeeeee" loext:char-shading-value="0"/>
    </style:style>
    <style:style style:name="T17" style:family="text">
      <style:text-properties fo:font-variant="normal" fo:text-transform="none" fo:color="#18a303" style:font-name="monospace" fo:font-size="11pt" fo:letter-spacing="normal" fo:font-style="normal" fo:font-weight="normal" fo:background-color="#eeeeee" loext:char-shading-value="0" style:font-size-asian="11pt" style:font-size-complex="11pt"/>
    </style:style>
    <style:style style:name="T18" style:family="text">
      <style:text-properties fo:font-variant="normal" fo:text-transform="none" fo:color="#18a303" style:font-name="monospace" fo:font-size="11pt" fo:letter-spacing="normal" fo:language="ru" fo:country="RU" fo:font-style="normal" fo:font-weight="normal" officeooo:rsid="000f3b2f" fo:background-color="#eeeeee" loext:char-shading-value="0" style:font-size-asian="11pt" style:font-size-complex="11pt"/>
    </style:style>
    <style:style style:name="T19" style:family="text">
      <style:text-properties fo:font-variant="normal" fo:text-transform="none" fo:color="#18a303" style:font-name="monospace" fo:font-size="11pt" fo:letter-spacing="normal" fo:language="en" fo:country="US" fo:font-style="normal" fo:font-weight="normal" officeooo:rsid="000f3b2f" fo:background-color="#eeeeee" loext:char-shading-value="0" style:font-size-asian="11pt" style:font-size-complex="11pt"/>
    </style:style>
    <style:style style:name="T20" style:family="text">
      <style:text-properties fo:font-variant="normal" fo:text-transform="none" fo:color="#18a303" style:font-name="monospace1" fo:font-size="10pt" fo:letter-spacing="normal" fo:language="en" fo:country="US" fo:font-style="normal" fo:font-weight="normal" officeooo:rsid="000f3b2f" fo:background-color="#eeeeee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272a2d" style:font-name="Calibri1" fo:font-size="11pt" fo:letter-spacing="normal" fo:language="ru" fo:country="RU" fo:font-style="normal" fo:font-weight="normal" officeooo:rsid="00123970" fo:background-color="#ffffff" loext:char-shading-value="0" style:font-size-asian="11pt" style:language-asian="ru" style:country-asian="RU" style:font-size-complex="11pt"/>
    </style:style>
    <style:style style:name="T25" style:family="text">
      <style:text-properties fo:font-variant="normal" fo:text-transform="none" fo:color="#272a2d" style:font-name="Calibri1" fo:font-size="11pt" fo:letter-spacing="normal" fo:language="ru" fo:country="RU" fo:font-style="normal" fo:font-weight="normal" officeooo:rsid="00123970" style:font-size-asian="11pt" style:language-asian="ru" style:country-asian="RU" style:font-size-complex="11pt"/>
    </style:style>
    <style:style style:name="T26" style:family="text">
      <style:text-properties fo:font-variant="normal" fo:text-transform="none" fo:color="#272a2d" style:font-name="Calibri1" fo:font-size="11pt" fo:letter-spacing="normal" fo:language="ru" fo:country="RU" fo:font-style="normal" fo:font-weight="bold" officeooo:rsid="00123970" fo:background-color="#ffffff" loext:char-shading-value="0" style:font-size-asian="11pt" style:language-asian="ru" style:country-asian="RU" style:font-size-complex="11pt"/>
    </style:style>
    <style:style style:name="T27" style:family="text">
      <style:text-properties fo:font-variant="normal" fo:text-transform="none" style:text-line-through-style="none" style:text-line-through-type="none" style:font-name="Calibri1" fo:font-size="11pt" fo:letter-spacing="normal" fo:language="ru" fo:country="RU" fo:font-style="normal" style:text-underline-style="none" fo:font-weight="normal" officeooo:rsid="00123970" style:text-blinking="false" style:font-size-asian="11pt" style:language-asian="ru" style:country-asian="RU" style:font-size-complex="11pt"/>
    </style:style>
    <style:style style:name="T28" style:family="text">
      <style:text-properties fo:font-variant="normal" fo:text-transform="none" style:text-line-through-style="none" style:text-line-through-type="none" style:font-name="Calibri1" fo:font-size="11pt" fo:letter-spacing="normal" fo:language="ru" fo:country="RU" style:text-underline-style="none" fo:font-weight="normal" officeooo:rsid="00123970" style:text-blinking="false" style:font-size-asian="11pt" style:language-asian="ru" style:country-asian="RU" style:font-size-complex="11pt"/>
    </style:style>
    <style:style style:name="T29" style:family="text">
      <style:text-properties fo:font-variant="normal" fo:text-transform="none" style:text-line-through-style="none" style:text-line-through-type="none" style:font-name="Calibri1" fo:font-size="11pt" fo:letter-spacing="normal" fo:language="en" fo:country="US" fo:font-style="normal" style:text-underline-style="none" fo:font-weight="normal" officeooo:rsid="00123970" style:text-blinking="false" style:font-size-asian="11pt" style:language-asian="ru" style:country-asian="RU" style:font-size-complex="11pt"/>
    </style:style>
    <style:style style:name="T30" style:family="text">
      <style:text-properties fo:language="en" fo:country="US"/>
    </style:style>
    <style:style style:name="T31" style:family="text">
      <style:text-properties fo:language="en" fo:country="US" style:language-asian="ru" style:country-asian="RU"/>
    </style:style>
    <style:style style:name="T32" style:family="text">
      <style:text-properties fo:language="en" fo:country="US" officeooo:rsid="000b42a3" style:language-asian="ru" style:country-asian="RU"/>
    </style:style>
    <style:style style:name="T33" style:family="text">
      <style:text-properties fo:language="en" fo:country="US" officeooo:rsid="000c9c32" style:language-asian="ru" style:country-asian="RU"/>
    </style:style>
    <style:style style:name="T34" style:family="text">
      <style:text-properties fo:language="en" fo:country="US" officeooo:rsid="000dcffa" style:language-asian="ru" style:country-asian="RU"/>
    </style:style>
    <style:style style:name="T35" style:family="text">
      <style:text-properties fo:language="en" fo:country="US" officeooo:rsid="0011f106" style:language-asian="ru" style:country-asian="RU"/>
    </style:style>
    <style:style style:name="T36" style:family="text">
      <style:text-properties fo:language="en" fo:country="US" officeooo:rsid="00123970" style:language-asian="ru" style:country-asian="RU"/>
    </style:style>
    <style:style style:name="T37" style:family="text">
      <style:text-properties fo:language="en" fo:country="US" officeooo:rsid="000c9c32"/>
    </style:style>
    <style:style style:name="T38" style:family="text">
      <style:text-properties fo:language="en" fo:country="US" officeooo:rsid="000f3b2f"/>
    </style:style>
    <style:style style:name="T39" style:family="text">
      <style:text-properties fo:language="en" fo:country="US" officeooo:rsid="001029f6"/>
    </style:style>
    <style:style style:name="T40" style:family="text">
      <style:text-properties fo:language="en" fo:country="US" officeooo:rsid="0013b6c8"/>
    </style:style>
    <style:style style:name="T41" style:family="text">
      <style:text-properties fo:language="ru" fo:country="RU"/>
    </style:style>
    <style:style style:name="T42" style:family="text">
      <style:text-properties fo:language="ru" fo:country="RU" style:language-asian="ru" style:country-asian="RU"/>
    </style:style>
    <style:style style:name="T43" style:family="text">
      <style:text-properties fo:language="ru" fo:country="RU" officeooo:rsid="0011f106" style:language-asian="ru" style:country-asian="RU"/>
    </style:style>
    <style:style style:name="T44" style:family="text">
      <style:text-properties fo:language="ru" fo:country="RU" officeooo:rsid="00123970" style:language-asian="ru" style:country-asian="RU"/>
    </style:style>
    <style:style style:name="T45" style:family="text">
      <style:text-properties fo:language="ru" fo:country="RU" officeooo:rsid="000f3b2f"/>
    </style:style>
    <style:style style:name="T46" style:family="text">
      <style:text-properties fo:language="ru" fo:country="RU" officeooo:rsid="001029f6"/>
    </style:style>
    <style:style style:name="T47" style:family="text">
      <style:text-properties fo:language="ru" fo:country="RU" officeooo:rsid="0011f106"/>
    </style:style>
    <style:style style:name="T48" style:family="text">
      <style:text-properties fo:language="ru" fo:country="RU" officeooo:rsid="0013b6c8"/>
    </style:style>
    <style:style style:name="T49" style:family="text">
      <style:text-properties style:language-asian="ru" style:country-asian="RU"/>
    </style:style>
    <style:style style:name="T50" style:family="text">
      <style:text-properties officeooo:rsid="000c9c32" style:language-asian="ru" style:country-asian="RU"/>
    </style:style>
    <style:style style:name="T51" style:family="text">
      <style:text-properties officeooo:rsid="000dcffa" style:language-asian="ru" style:country-asian="RU"/>
    </style:style>
    <style:style style:name="T52" style:family="text">
      <style:text-properties fo:color="#18a303" fo:font-style="italic" fo:background-color="#eeeeee" loext:char-shading-value="0" style:language-asian="ru" style:country-asian="RU" style:font-style-asian="italic" style:font-style-complex="italic"/>
    </style:style>
    <style:style style:name="T53" style:family="text">
      <style:text-properties fo:color="#18a303" fo:language="en" fo:country="US" fo:font-weight="normal" officeooo:rsid="000dcffa" fo:background-color="#eeeeee" loext:char-shading-value="0" style:language-asian="ru" style:country-asian="RU" style:font-weight-asian="normal" style:font-weight-complex="normal"/>
    </style:style>
    <style:style style:name="T54" style:family="text">
      <style:text-properties fo:color="#18a303" fo:language="en" fo:country="US" fo:font-weight="normal" officeooo:rsid="000dcffa" fo:background-color="#eeeeee" loext:char-shading-value="0" style:font-weight-asian="normal" style:font-weight-complex="normal"/>
    </style:style>
    <style:style style:name="T55" style:family="text">
      <style:text-properties fo:color="#18a303" fo:font-weight="normal" fo:background-color="#eeeeee" loext:char-shading-value="0" style:font-weight-asian="normal" style:font-weight-complex="normal"/>
    </style:style>
    <style:style style:name="T56" style:family="text">
      <style:text-properties fo:color="#18a303" style:font-name="Monospace" fo:font-size="10pt" fo:language="en" fo:country="US" officeooo:rsid="000dcffa" fo:background-color="#eeeeee" loext:char-shading-value="0" style:font-size-asian="10pt" style:font-size-complex="10pt"/>
    </style:style>
    <style:style style:name="T57" style:family="text">
      <style:text-properties fo:color="#18a303" style:font-name="Monospace" fo:font-size="10pt" fo:language="en" fo:country="US" officeooo:rsid="000f3b2f" fo:background-color="#eeeeee" loext:char-shading-value="0" style:font-size-asian="10pt" style:font-size-complex="10pt"/>
    </style:style>
    <style:style style:name="T58" style:family="text">
      <style:text-properties fo:color="#18a303" fo:font-size="11pt" fo:background-color="#eeeeee" loext:char-shading-value="0" style:font-size-asian="11pt" style:font-size-complex="11pt"/>
    </style:style>
    <style:style style:name="T59" style:family="text">
      <style:text-properties fo:color="#18a303" style:font-name="monospace1" fo:font-size="10pt" fo:background-color="#eeeeee" loext:char-shading-value="0" style:font-size-asian="10pt" style:font-size-complex="10pt" loext:padding="0cm" loext:border="none"/>
    </style:style>
    <style:style style:name="T60" style:family="text">
      <style:text-properties fo:font-size="13pt" fo:font-weight="bold" style:font-size-asian="13pt" style:font-weight-asian="bold" style:font-size-complex="13pt" style:font-weight-complex="bold"/>
    </style:style>
    <style:style style:name="T61" style:family="text">
      <style:text-properties officeooo:rsid="000dcffa"/>
    </style:style>
    <style:style style:name="T62" style:family="text">
      <style:text-properties officeooo:rsid="000f3b2f"/>
    </style:style>
    <style:style style:name="T63" style:family="text">
      <style:text-properties officeooo:rsid="001029f6"/>
    </style:style>
    <style:style style:name="T64" style:family="text">
      <style:text-properties style:font-name="monospace1" fo:language="ru" fo:country="RU" fo:font-style="normal" fo:font-weight="normal" officeooo:rsid="001029f6"/>
    </style:style>
    <style:style style:name="T65" style:family="text">
      <style:text-properties style:font-name="monospace1" fo:font-style="normal" fo:font-weight="normal"/>
    </style:style>
    <style:style style:name="T66" style:family="text">
      <style:text-properties fo:color="#272a2d" style:font-name="Calibri1" fo:font-size="11pt" fo:letter-spacing="normal" fo:language="ru" fo:country="RU" fo:font-weight="normal" officeooo:rsid="00123970" style:font-size-asian="11pt" style:language-asian="ru" style:country-asian="RU" style:font-size-complex="11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i">
        <style:list-level-properties text:space-before="2.494cm"/>
      </text:list-level-style-number>
      <text:list-level-style-number text:level="3" text:style-name="Numbering_20_Symbols" style:num-suffix="." style:num-format="i">
        <style:list-level-properties text:space-before="3.242cm" text:min-label-width="0.499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i">
        <style:list-level-properties text:space-before="2.494cm"/>
      </text:list-level-style-number>
      <text:list-level-style-number text:level="3" text:style-name="Numbering_20_Symbols" style:num-suffix="." style:num-format="i">
        <style:list-level-properties text:space-before="3.242cm" text:min-label-width="0.499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span text:style-name="T41">Задани</text:span><text:span text:style-name="T37">e</text:span></text:p>
      <text:p text:style-name="P36"><text:span text:style-name="T41">1) С</text:span>итать данные из training.csv. Ответы на тестовой выборке testing.csv не следует использовать ни в каких экспериментах, кроме финального. Проверить является ли ряд стационарным в широком смысле. Это можно сделать двумя способами:</text:p>
      <text:p text:style-name="P36"><text:tab/>а) Провести визуальную оценку, отрисовав ряд и скользящую статистику(среднее, <text:tab/>стандартное <text:tab/>отклонение). Постройте график на котором будет отображен сам ряд и <text:tab/>различные <text:tab/>скользящие статистики.</text:p>
      <text:p text:style-name="P36"><text:tab/>б) Провести тест Дики - Фуллера.</text:p>
      <text:p text:style-name="P36">Сделать выводы из полученных результатов. Оценить достоверность статистики. </text:p>
      <text:p text:style-name="P36">2)Разложить временной ряд на тренд, сезональность, остаток в соответствии с аддитивной, мультипликативной моделями. Визуализировать их, оценить стационарность получившихся рядов, сделать выводы. (15 баллов)</text:p>
      <text:p text:style-name="P36">3)Проверить является ли временной ряд интегрированным порядка <text:span text:style-name="Source_20_Text">k</text:span>. Если является, применить к нему модель ARIMA, подобрав необходимые параметры с помощью функции автокорреляции и функции частичной автокорреляции. Выбор параметров обосновать. Отобрать несколько моделей. Предсказать значения для тестовой выборки. Визуализировать их, посчитать <text:span text:style-name="Source_20_Text">r2 score</text:span> для каждой из моделей. Произвести отбор наилучшей модели с помощью информационного критерия Акаике. Провести анализ получившихся результатов. (50 баллов)</text:p>
      <text:p text:style-name="P36">За все правильно выполненные пункты можно получить 90 баллов.</text:p>
      <text:p text:style-name="P33">Подход к решению</text:p>
      <text:p text:style-name="P8"><text:span text:style-name="T23">Временной ряд</text:span><text:span text:style-name="T22"> - совокупность значений какого-либо показателя за определенное время.<text:line-break/><text:line-break/>Параметры временного ряда:<text:line-break/>1. Период времени<text:line-break/>2. Уровни ряда - значения показателя<text:line-break/><text:line-break/></text:span><text:span text:style-name="T23">Временной ряд </text:span><text:span text:style-name="T22">y называется </text:span><text:span text:style-name="T23">стационарным</text:span><text:span text:style-name="T22">, если E[y] = Const, D[y] = Const, Corr[yk, y(k-1)] = Const * k - т.е если эти параметры не зависят от времени. Другое определение стационарности - это отсутствие тренда.<text:line-break/><text:line-break/></text:span><text:span text:style-name="T23">Трендом </text:span><text:span text:style-name="T22">временного ряда называется изменение, определяющее общее направление развития, т.е. грубо говоря общее направление графика ряда (возрастает/убывает/не изменяется)<text:line-break/><text:line-break/></text:span><text:span text:style-name="T23">Скользящая средняя </text:span><text:span text:style-name="T22">(Moving Average - MA) - среднее арифметическое значений исходной функции за установленный период.<text:line-break/><text:line-break/></text:span><text:span text:style-name="T23">Стандартное отклонение</text:span><text:span text:style-name="T22"> - показывает, на сколько в среднем отклонился ряд от средней вариации ряда (от среднего арифметического, в нашем случае).<text:line-break/><text:line-break/>Скользящая средняя вместе со стандартным отклонением составляют *скользящие статистики*.<text:line-break/><text:line-break/></text:span><text:span text:style-name="T23">Тест Дики-Фуллера </text:span><text:span text:style-name="T22">используется для проверки ряда на стационарность. Он проверяет ряд на наличие так называемых единичных корней.<text:line-break/><text:line-break/>Временной ряд имеет </text:span><text:span text:style-name="T23">единичный корень</text:span><text:span text:style-name="T22"> (хотя бы один), если его первые разности образуют стационарный ряд.<text:line-break/><text:line-break/>y(t) ~ I(1), т.е. Δy(t)=y(t)-y(t-1) ~ I(0), где Δ - разностный оператор, I(j) - означает, что ряд является интегрированным порядка j, I(0) - ряд стационарен. Определение интегрированности порядка k дается далее.<text:line-break/></text:span></text:p>
      <text:p text:style-name="P8"><text:soft-page-break/><text:span text:style-name="T60">Реализация</text:span></text:p>
      <text:p text:style-name="P36"><text:span text:style-name="T32">1) C</text:span><text:span text:style-name="T49">читываем данные из файла “</text:span><text:span text:style-name="T31">training</text:span><text:span text:style-name="T49">.</text:span><text:span text:style-name="T31">csv</text:span><text:span text:style-name="T49">”</text:span></text:p>
      <text:p text:style-name="P47"><text:span text:style-name="T49">pd.read_csv('training.csv', parse_dates = ['Date'], index_col = 'Date')</text:span></text:p>
      <text:p text:style-name="P50"><text:span text:style-name="T49"/></text:p>
      <text:p text:style-name="P45"><text:span text:style-name="T49">Вычисляем </text:span><text:span text:style-name="T50">среднее значение ряда</text:span></text:p>
      <text:p text:style-name="P45"><text:span text:style-name="T50"/></text:p>
      <text:p text:style-name="P47"><text:span text:style-name="T49">ts.rolling(window=15).mean()</text:span></text:p>
      <text:p text:style-name="P50"><text:span text:style-name="T49"/></text:p>
      <text:p text:style-name="P46"><text:span text:style-name="T49">Вычисляем стандартное отклонение</text:span></text:p>
      <text:p text:style-name="P46"><text:span text:style-name="T49"/></text:p>
      <text:p text:style-name="P50"><text:span text:style-name="T52">ts.rolling(window=15).std()</text:span><text:line-break/></text:p>
      <text:p text:style-name="P37"><text:span text:style-name="T49">Строим </text:span><text:span text:style-name="T50">в одних координатных осях </text:span><text:span text:style-name="T49">график исходного временного ряда, </text:span><text:span text:style-name="T50">среднего значения и стандартного отклонения. Визуально оцениваем стационарность ряда.</text:span></text:p>
      <text:p text:style-name="P5"><text:span text:style-name="T50">Ряд является стационарным, если E[y] = Const, D[y] = Const, Corr[yk, y(k-1)] = Const * k - т.е если эти параметры не зависят от времени. </text:span></text:p>
      <text:p text:style-name="P38"><text:span text:style-name="T51">Т</text:span><text:span text:style-name="T49">ест Дики – Фуллера. </text:span><text:span text:style-name="T51">Вызывается с помощью функции</text:span><text:span text:style-name="T13"> </text:span><text:span text:style-name="T53">DF() </text:span><text:span text:style-name="T12">,</text:span><text:span text:style-name="T49"> </text:span><text:span text:style-name="T51">которая возвращает булевскре значение</text:span><text:span text:style-name="T49"> </text:span></text:p>
      <text:p text:style-name="P48"><text:span text:style-name="T49">test = st.adf</text:span><text:span text:style-name="T34">uller(data.V</text:span><text:span text:style-name="T49">alue)</text:span></text:p>
      <text:p text:style-name="P48"><text:span text:style-name="T49">test[0] &gt; test[</text:span><text:span text:style-name="T34">4]['5%']</text:span></text:p>
      <text:p text:style-name="P50"><text:span text:style-name="T49"/></text:p>
      <text:p text:style-name="P4"><text:span text:style-name="T49">С помощью теста Дики – Фуллера проверяем наличие единичных корней. Для того, чтобы знать есть ли у нас единичные корни сравниваем достоверность статистики </text:span><text:span text:style-name="T31">p</text:span><text:span text:style-name="T49">-</text:span><text:span text:style-name="T31">value</text:span><text:span text:style-name="T49"> с критическими значениями значимости 5% - </text:span><text:span text:style-name="T31">critical</text:span><text:span text:style-name="T49">_</text:span><text:span text:style-name="T31">values</text:span><text:span text:style-name="T49">[‘5%’]. То есть, если:<text:tab/></text:span></text:p>
      <text:list xml:id="list325066852" text:style-name="L7">
        <text:list-item>
          <text:p text:style-name="P15"><text:span text:style-name="T33">test[0]</text:span><text:span text:style-name="T49">&gt; </text:span><text:span text:style-name="T33">test[4]</text:span><text:span text:style-name="T49">[‘5%’], то есть единичные корни, а следовательно, ряд не стационарен</text:span></text:p>
        </text:list-item>
        <text:list-item>
          <text:p text:style-name="P15"><text:span text:style-name="T33">test[0]</text:span><text:span text:style-name="T49"> &lt;= </text:span><text:span text:style-name="T33">test[4]</text:span><text:span text:style-name="T49">[‘5%’], то единичные корни отсутствуют и ряд стационарен</text:span></text:p>
        </text:list-item>
      </text:list>
      <text:list xml:id="list3570697548" text:style-name="WWNum13">
        <text:list-header>
          <text:p text:style-name="P16"><text:span text:style-name="T49"/></text:p>
        </text:list-header>
      </text:list>
      <text:p text:style-name="P31"><text:span text:style-name="T38">2) Р</text:span><text:span text:style-name="T45">аскладываем</text:span> временно<text:span text:style-name="T62">й</text:span> ряд на на тренд, сезональность и остаток <text:span text:style-name="T61">в соответсвии с аддитивной и мультипликативной моделями</text:span></text:p>
      <text:p text:style-name="P31"/>
      <text:p text:style-name="P27"><text:span text:style-name="T15">seas.seasonal_decompose(ts, model = dtype)</text:span></text:p>
      <text:p text:style-name="P28"/>
      <text:p text:style-name="P31"><text:span text:style-name="T62">Строим общий график. Строим графики сезонной составляющей, тренда и шума по отдельности и проводим для них тест Дики-Фуллера </text:span><text:span text:style-name="T56">DF(</text:span><text:span text:style-name="T57">data</text:span><text:span text:style-name="T56">)</text:span><text:span text:style-name="T61">. Для этого </text:span><text:span text:style-name="T45">вводим</text:span><text:span text:style-name="T61"> функцию.</text:span></text:p>
      <text:p text:style-name="P31"/>
      <text:p text:style-name="P25"><text:span text:style-name="T55">Chart(</text:span><text:span text:style-name="T54">title</text:span><text:span text:style-name="T55">, data)</text:span></text:p>
      <text:p text:style-name="P24"><text:span text:style-name="T55"/></text:p>
      <text:p text:style-name="P31"><text:span text:style-name="T62">3) </text:span><text:span text:style-name="T45">Находим порядок интегрированности ряда, т.е. дифференциируем пока результат будет являться стационраным рядом.</text:span></text:p>
      <text:p text:style-name="P31"><text:span text:style-name="T45"/></text:p>
      <text:p text:style-name="P28"><text:span text:style-name="T16">tmp.diff().dropna()</text:span></text:p>
      <text:p text:style-name="P28"><text:span text:style-name="T16"/></text:p>
      <text:p text:style-name="P31"><text:span text:style-name="T62">Проверку на стационарность делаем с помощью теста Дик</text:span><text:span text:style-name="T45">и-Фуллера</text:span></text:p>
      <text:p text:style-name="P23"/>
      <text:p text:style-name="P23">DF(tmp)</text:p>
      <text:p text:style-name="P26"/>
      <text:p text:style-name="P26">Ряд является интегрированным 1 порядка, <text:span text:style-name="T63">нашли параметр </text:span><text:span text:style-name="T39">d </text:span><text:span text:style-name="T63">для модели </text:span><text:span text:style-name="T39">ARIMA</text:span>.</text:p>
      <text:p text:style-name="P32"><text:span text:style-name="T45">Находим функции автокорелляции и частичной автокорелляции для исходного ряда и отрисовываем их</text:span></text:p>
      <text:p text:style-name="P32"><text:span text:style-name="T18"/></text:p>
      <text:p text:style-name="P32"><text:span text:style-name="T19">acf(ts, nlags=20)</text:span><text:span text:style-name="T58"><text:line-break/></text:span><text:span text:style-name="T17">pacf(ts, nlags=20, method='ols')</text:span></text:p>
      <text:p text:style-name="P39"><text:soft-page-break/><text:span text:style-name="T63">По диаграммам можно найти параметры для </text:span><text:span text:style-name="T39">ARIMA </text:span><text:span text:style-name="T46">модели </text:span><text:span text:style-name="T39">p </text:span><text:span text:style-name="T46">и </text:span><text:span text:style-name="T39">q. Q – </text:span><text:span text:style-name="T46">номера коэффициентов сильно отличных от нуля </text:span><text:span text:style-name="T39">(ACF </text:span><text:span text:style-name="T46">график</text:span><text:span text:style-name="T39">)</text:span><text:span text:style-name="T46">. </text:span><text:span text:style-name="T39">P – </text:span><text:span text:style-name="T46">наибольший номер коэффициента сильно отличного от нуля </text:span><text:span text:style-name="T39">(PACF </text:span><text:span text:style-name="T46">график</text:span><text:span text:style-name="T39">)</text:span><text:span text:style-name="T46">.</text:span></text:p>
      <text:p text:style-name="P50"><text:span text:style-name="T46">Строим </text:span><text:span text:style-name="T39">ARIMA </text:span><text:span text:style-name="T46">модель</text:span><text:span text:style-name="T14"> </text:span><text:span text:style-name="T63">с найденными параметрами </text:span><text:span text:style-name="T39">p, d ,q</text:span></text:p>
      <text:p text:style-name="P50"><text:span text:style-name="T39"/></text:p>
      <text:p text:style-name="P43"><text:span text:style-name="T46">ARIMA(ts, order = (p, d ,q))</text:span></text:p>
      <text:p text:style-name="P43"><text:span text:style-name="T46"/></text:p>
      <text:p text:style-name="P35">Тренируем модель</text:p>
      <text:p text:style-name="P35"><text:span text:style-name="T59">model.fit()</text:span></text:p>
      <text:p text:style-name="P49"/>
      <text:p text:style-name="P41">Делаем прогноз согласно модели</text:p>
      <text:p text:style-name="P44"><text:span text:style-name="T64"/></text:p>
      <text:p text:style-name="P44"><text:span text:style-name="T64">model.predict(start='1989-01-01', </text:span><text:span text:style-name="T65">end='1993-12-01', typ='levels', dynamic=True)</text:span></text:p>
      <text:p text:style-name="P50"/>
      <text:p text:style-name="P50">Отрисовываем график и сравниваем значения прогноза и реальных данных</text:p>
      <text:p text:style-name="P34">test_ts = pd.read_csv('testing.csv', parse_dates = ['Date'], index_col = 'Date')</text:p>
      <text:p text:style-name="P40"><text:span text:style-name="T63">Считаем </text:span><text:span text:style-name="T39">R2 score </text:span><text:span text:style-name="T46">и критерий Акаике</text:span></text:p>
      <text:p text:style-name="P40"><text:span text:style-name="T20">r2_score(test_ts, forecast) model.aic </text:span></text:p>
      <text:p text:style-name="P32"><text:span text:style-name="T47">Лучшая модель имела параметры</text:span></text:p>
      <text:p text:style-name="P32"><text:span text:style-name="T20"/></text:p>
      <text:p text:style-name="P32"><text:span text:style-name="T20">p = 1, q = 1, d = 1 </text:span></text:p>
      <text:p text:style-name="P29"><text:span text:style-name="T41"/></text:p>
      <text:p text:style-name="P29"><text:span text:style-name="T41">И имела следующие результаты тестов</text:span></text:p>
      <text:p text:style-name="P32"><text:span text:style-name="T20"/></text:p>
      <text:p text:style-name="P32"><text:span text:style-name="T20">R2 score: -3</text:span></text:p>
      <text:p text:style-name="P32"><text:span text:style-name="T20">AIC: 248</text:span></text:p>
      <text:p text:style-name="P1"><text:span text:style-name="T49">Используемые библиотеки</text:span></text:p>
      <text:list xml:id="list3121038187" text:style-name="WWNum4">
        <text:list-item>
          <text:p><text:span text:style-name="T31">pandas</text:span><text:span text:style-name="T49"> – библиотека </text:span><text:span text:style-name="T31">Python</text:span><text:span text:style-name="T49"> для анализа данных</text:span></text:p>
          <text:list>
            <text:list-item>
              <text:list>
                <text:list-item>
                  <text:p><text:span text:style-name="T7">pandas</text:span><text:span text:style-name="T6">.</text:span><text:span text:style-name="T7">read</text:span><text:span text:style-name="T6">_</text:span><text:span text:style-name="T7">csv</text:span><text:span text:style-name="T6">(</text:span><text:span text:style-name="Emphasis"><text:span text:style-name="T5">filepath_or_buffer, </text:span></text:span><text:span text:style-name="T5"> </text:span><text:span text:style-name="Emphasis"><text:span text:style-name="T5">index_col, </text:span></text:span><text:span text:style-name="Emphasis"><text:span text:style-name="T8">parse</text:span></text:span><text:span text:style-name="Emphasis"><text:span text:style-name="T5">_</text:span></text:span><text:span text:style-name="Emphasis"><text:span text:style-name="T8">dates</text:span></text:span><text:span text:style-name="T6">) – необходим для считывания данных из </text:span><text:span text:style-name="T7">csv</text:span><text:span text:style-name="T6"> – файла и преобразования этих в </text:span><text:span text:style-name="T7">Dat</text:span><text:span text:style-name="T6">а</text:span><text:span text:style-name="T7">Frame</text:span></text:p>
                </text:list-item>
                <text:list-item>
                  <text:p><text:span text:style-name="T31">pandas</text:span><text:span text:style-name="T49">.</text:span><text:span text:style-name="T31">DateFrame</text:span><text:span text:style-name="T49">.</text:span><text:span text:style-name="T31">plot</text:span><text:span text:style-name="T49">(</text:span><text:span text:style-name="T31">ax</text:span><text:bookmark text:name="_GoBack"/><text:span text:style-name="T49">) – строит график </text:span><text:span text:style-name="T31">DataFrame</text:span><text:span text:style-name="T49"> с помощью </text:span><text:span text:style-name="T31">matplotlib</text:span><text:span text:style-name="T49"> или </text:span><text:span text:style-name="T31">pylab</text:span></text:p>
                </text:list-item>
                <text:list-item>
                  <text:p><text:span text:style-name="T31">pandas</text:span><text:span text:style-name="T49">.</text:span><text:span text:style-name="T31">DateFrame</text:span><text:span text:style-name="T49">.</text:span><text:span text:style-name="T31">rolling</text:span><text:span text:style-name="T49">(</text:span><text:span text:style-name="T31">window</text:span><text:span text:style-name="T49">).</text:span><text:span text:style-name="T31">mean</text:span><text:span text:style-name="T49"> – считает скользящее среднее</text:span></text:p>
                </text:list-item>
                <text:list-item>
                  <text:p><text:span text:style-name="T31">pandas</text:span><text:span text:style-name="T49">.</text:span><text:span text:style-name="T31">DateFrame</text:span><text:span text:style-name="T49">.</text:span><text:span text:style-name="T31">rolling</text:span><text:span text:style-name="T49">(</text:span><text:span text:style-name="T31">window</text:span><text:span text:style-name="T49">).</text:span><text:span text:style-name="T31">std</text:span><text:span text:style-name="T49"> – считает стандартное отклонение </text:span></text:p>
                </text:list-item>
              </text:list>
            </text:list-item>
          </text:list>
        </text:list-item>
        <text:list-item>
          <text:p><text:span text:style-name="T49">s</text:span><text:span text:style-name="T31">tatsmodels</text:span><text:span text:style-name="T49"> – модуль, предоставляющий широкий набор средств и методов для проведения статистического анализа и эконометрики</text:span></text:p>
          <text:list>
            <text:list-item>
              <text:list>
                <text:list-item>
                  <text:p text:style-name="P13"><text:span text:style-name="T31">statsmodels</text:span><text:span text:style-name="T49">.</text:span><text:span text:style-name="T31">tsa</text:span><text:span text:style-name="T49">.</text:span><text:span text:style-name="T31">stattools</text:span><text:span text:style-name="T49">.</text:span><text:span text:style-name="T31">adfuller</text:span><text:span text:style-name="T49">(</text:span><text:span text:style-name="T31">x</text:span><text:span text:style-name="T49">) – тест Дики – Фуллера, проверяющий наличие единичных корней у ряда</text:span></text:p>
                </text:list-item>
                <text:list-item>
                  <text:p text:style-name="P17"><text:span text:style-name="Source_20_Text"><text:span text:style-name="T6">statsmodels.tsa.seasonal.seasonal_decompose</text:span></text:span><text:span text:style-name="T6">(</text:span><text:span text:style-name="Emphasis"><text:span text:style-name="T6">x</text:span></text:span><text:span text:style-name="T6">, </text:span><text:span text:style-name="Emphasis"><text:span text:style-name="T6">model='additive'</text:span></text:span><text:span text:style-name="T6">) — </text:span><text:span text:style-name="T10">разложение ряда н</text:span><text:span text:style-name="T9">а составляющие</text:span></text:p>
                </text:list-item>
                <text:list-item>
                  <text:p text:style-name="P17"><text:span text:style-name="Source_20_Text"><text:span text:style-name="T9">statsmodels.tsa.stattools.acf</text:span></text:span><text:span text:style-name="T9">(</text:span><text:span text:style-name="Emphasis"><text:span text:style-name="T9">x</text:span></text:span><text:span text:style-name="T9">, </text:span><text:span text:style-name="Emphasis"><text:span text:style-name="T9">nlags=40</text:span></text:span><text:span text:style-name="T9">) — </text:span><text:span text:style-name="T10">функция автокорелляции</text:span></text:p>
                </text:list-item>
                <text:list-item>
                  <text:p text:style-name="P17"><text:span text:style-name="Source_20_Text"><text:span text:style-name="T9">statsmodels.tsa.stattools.pacf</text:span></text:span><text:span text:style-name="T9">(</text:span><text:span text:style-name="Emphasis"><text:span text:style-name="T9">x</text:span></text:span><text:span text:style-name="T9">, </text:span><text:span text:style-name="Emphasis"><text:span text:style-name="T9">nlags=40</text:span></text:span><text:span text:style-name="T9">, </text:span><text:span text:style-name="Emphasis"><text:span text:style-name="T9">method='ywunbiased'</text:span></text:span><text:span text:style-name="T9">) — </text:span><text:span text:style-name="T10">функция частичной автокорелляции</text:span></text:p>
                </text:list-item>
                <text:list-item>
                  <text:p text:style-name="P18"><text:span text:style-name="Source_20_Text"><text:span text:style-name="T24">statsmodels.tsa.arima_model.</text:span></text:span><text:span text:style-name="Source_20_Text"><text:span text:style-name="T26">ARIMA</text:span></text:span><text:span text:style-name="T25">(</text:span><text:span text:style-name="Emphasis"><text:span text:style-name="T66">endog</text:span></text:span><text:span text:style-name="T25">, </text:span><text:span text:style-name="Emphasis"><text:span text:style-name="T66">order</text:span></text:span><text:span text:style-name="T25">) — создание ARIMA модели</text:span></text:p>
                </text:list-item>
              </text:list>
            </text:list-item>
          </text:list>
        </text:list-item>
        <text:list-item>
          <text:p text:style-name="P14"><text:span text:style-name="T42">scikit-learn — </text:span><text:span text:style-name="T44">библиотека машинного обучения</text:span><text:span text:style-name="T42"> </text:span></text:p>
          <text:list>
            <text:list-item>
              <text:list>
                <text:list-item>
                  <text:p text:style-name="P18"><text:span text:style-name="Source_20_Text"><text:span text:style-name="T27">sklearn.metrics.r2_score</text:span></text:span><text:span text:style-name="T27">(</text:span><text:span text:style-name="Emphasis"><text:span text:style-name="T28">y_true</text:span></text:span><text:span text:style-name="T27">, </text:span><text:span text:style-name="Emphasis"><text:span text:style-name="T28">y_pred</text:span></text:span><text:span text:style-name="T27">) — считает </text:span><text:span text:style-name="T29">r2 score</text:span></text:p>
                </text:list-item>
              </text:list>
            </text:list-item>
          </text:list>
        </text:list-item>
        <text:list-item>
          <text:p text:style-name="P13"><text:span text:style-name="T36">Numpy - </text:span><text:span text:style-name="T44">математика</text:span></text:p>
          <text:list>
            <text:list-item>
              <text:list>
                <text:list-item>
                  <text:p text:style-name="P17"><text:span text:style-name="Source_20_Text"><text:span text:style-name="T7">numpy.diff</text:span></text:span><text:span text:style-name="T7">(</text:span><text:span text:style-name="Emphasis"><text:span text:style-name="T7">a</text:span></text:span><text:span text:style-name="T7">, </text:span><text:span text:style-name="Emphasis"><text:span text:style-name="T7">n=1</text:span></text:span><text:span text:style-name="T7">, </text:span><text:span text:style-name="Emphasis"><text:span text:style-name="T7">axis=-1</text:span></text:span><text:span text:style-name="T7">) <text:s/>- </text:span><text:span text:style-name="T10">дифференцирует ряд</text:span></text:p>
                </text:list-item>
              </text:list>
            </text:list-item>
          </text:list>
        </text:list-item>
        <text:list-item>
          <text:p><text:soft-page-break/><text:span text:style-name="T49">matplotlib</text:span><text:span text:style-name="T31"> –</text:span><text:span text:style-name="T49"> для построения диаграммы</text:span></text:p>
          <text:list>
            <text:list-item>
              <text:list>
                <text:list-item>
                  <text:p><text:span text:style-name="T31">matplotlib.pyplot.bar(x, height) – </text:span><text:span text:style-name="T43">рисует диаграмму</text:span><text:span text:style-name="T31"> </text:span></text:p>
                </text:list-item>
                <text:list-item>
                  <text:p><text:span text:style-name="T31">matplotlib.pyplot.xlabel(s) – </text:span><text:span text:style-name="T49">записывает</text:span><text:span text:style-name="T31"> </text:span><text:span text:style-name="T49">строку</text:span><text:span text:style-name="T31"> s </text:span><text:span text:style-name="T49">на</text:span><text:span text:style-name="T31"> </text:span><text:span text:style-name="T49">оси</text:span><text:span text:style-name="T31"> </text:span><text:span text:style-name="T49">х</text:span></text:p>
                </text:list-item>
                <text:list-item>
                  <text:p><text:span text:style-name="T31">matplotlib.pyplot.ylabel(s) - </text:span><text:span text:style-name="T49">записывает</text:span><text:span text:style-name="T31"> </text:span><text:span text:style-name="T49">строку</text:span><text:span text:style-name="T31"> s </text:span><text:span text:style-name="T49">на</text:span><text:span text:style-name="T31"> </text:span><text:span text:style-name="T49">оси</text:span><text:span text:style-name="T31"> y</text:span></text:p>
                </text:list-item>
                <text:list-item>
                  <text:p><text:span text:style-name="T31">matplotlib.pyplot.title(s) – </text:span><text:span text:style-name="T49">записывает</text:span><text:span text:style-name="T31"> </text:span><text:span text:style-name="T49">строку</text:span><text:span text:style-name="T31"> s </text:span><text:span text:style-name="T49">в</text:span><text:span text:style-name="T31"> </text:span><text:span text:style-name="T49">оглавлении</text:span></text:p>
                </text:list-item>
                <text:list-item>
                  <text:p><text:span text:style-name="T31">matplotlib</text:span><text:span text:style-name="T49">.</text:span><text:span text:style-name="T31">pyplot</text:span><text:span text:style-name="T49">.</text:span><text:span text:style-name="T31">show</text:span><text:span text:style-name="T35">(</text:span><text:span text:style-name="T49">) – выводит на дисплей все рисунки</text:span></text:p>
                </text:list-item>
              </text:list>
            </text:list-item>
          </text:list>
        </text:list-item>
      </text:list>
      <text:p text:style-name="P1"><text:span text:style-name="T49">Инструкции по запуску</text:span></text:p>
      <text:p text:style-name="P1"><text:span text:style-name="T49">Необходимое ПО</text:span></text:p>
      <text:list xml:id="list1586742847" text:style-name="L4">
        <text:list-item>
          <text:p text:style-name="P6"><text:span text:style-name="T49">Jupyter</text:span></text:p>
        </text:list-item>
        <text:list-item>
          <text:p text:style-name="P6"><text:span text:style-name="T49">Python 3.6</text:span></text:p>
        </text:list-item>
        <text:list-item>
          <text:p><text:span text:style-name="T49">Установленные библиотеки</text:span></text:p>
        </text:list-item>
      </text:list>
      <text:p text:style-name="P1"><text:span text:style-name="T49">Запуск(из окна терминала)</text:span></text:p>
      <text:p text:style-name="P4"><text:span text:style-name="T49">Из директории проекта:</text:span></text:p>
      <text:p text:style-name="P7"><text:span text:style-name="T49">jupyter-notebook task1.ipynb</text:span></text:p>
      <text:p text:style-name="P4"><text:span text:style-name="T49">В jupyter:</text:span></text:p>
      <text:p text:style-name="P7"><text:span text:style-name="T49">Cell &gt; Run All</text:span></text:p>
      <text:p text:style-name="P2">Участники</text:p>
      <text:p text:style-name="P3"><text:span text:style-name="T11">Абдыкалик Чингиз — 1 часть задания </text:span><text:span text:style-name="T30">+ readme</text:span></text:p>
      <text:p text:style-name="P9"><text:span text:style-name="T48">Донской Иван — 2 часть задания </text:span><text:span text:style-name="T40">+ readme</text:span></text:p>
      <text:p text:style-name="P3"><text:span text:style-name="T40">Кононов Сергей — 3 часть </text:span><text:span text:style-name="T30">+ read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Arial1" svg:font-family="Arial, sans-serif"/>
    <style:font-face style:name="Helvetica Neue" svg:font-family="'Helvetica Neue', Helvetica, Arial, sans-serif"/>
    <style:font-face style:name="Helvetica1" svg:font-family="Helvetica, Arial, sans-serif"/>
    <style:font-face style:name="Monaco" svg:font-family="Monaco, Menlo, Consolas, 'Courier New', monospace"/>
    <style:font-face style:name="Open Sans" svg:font-family="'Open Sans'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monospace" svg:font-family="monospace"/>
    <style:font-face style:name="Lucida Sans1" svg:font-family="'Lucida Sans'" style:font-family-generic="swiss"/>
    <style:font-face style:name="Monospace" svg:font-family="Monospace" style:font-pitch="fixed"/>
    <style:font-face style:name="monospace1" svg:font-family="monospace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" svg:font-family="Century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="Segoe UI" fo:font-family="'Segoe UI'" style:font-family-generic="roman" style:font-pitch="variable" fo:font-size="12pt" style:font-size-asian="10pt"/>
    </style:style>
    <style:style style:name="ListLabel_20_12" style:display-name="ListLabel 12" style:family="text">
      <style:text-properties style:font-name="Segoe UI" fo:font-family="'Segoe UI'" style:font-family-generic="roman" style:font-pitch="variable" fo:font-size="12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style:font-name="Segoe UI" fo:font-family="'Segoe UI'" style:font-family-generic="roman" style:font-pitch="variable" fo:font-size="12pt" fo:language="en" fo:country="US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style:font-name="Segoe UI" fo:font-family="'Segoe UI'" style:font-family-generic="roman" style:font-pitch="variable" fo:font-size="12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style:font-name="Segoe UI" fo:font-family="'Segoe UI'" style:font-family-generic="roman" style:font-pitch="variable" fo:font-size="12pt" style:font-size-asian="10pt"/>
    </style:style>
    <style:style style:name="ListLabel_20_30" style:display-name="ListLabel 30" style:family="text">
      <style:text-properties style:font-name="Segoe UI" fo:font-family="'Segoe UI'" style:font-family-generic="roman" style:font-pitch="variable" fo:font-size="12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style:font-name="Segoe UI" fo:font-family="'Segoe UI'" style:font-family-generic="roman" style:font-pitch="variable" fo:font-size="12pt"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2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1"/>
      </text:list-level-style-bullet>
      <text:list-level-style-bullet text:level="3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64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1"/>
      </text:list-level-style-bullet>
      <text:list-level-style-bullet text:level="2" text:style-name="ListLabel_20_93" style:num-suffix="o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1"/>
      </text:list-level-style-bullet>
      <text:list-level-style-bullet text:level="3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Wingdings"/>
      </text:list-level-style-bullet>
      <text:list-level-style-bullet text:level="5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Wingdings"/>
      </text:list-level-style-bullet>
      <text:list-level-style-bullet text:level="6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Wingdings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Wingdings"/>
      </text:list-level-style-bullet>
      <text:list-level-style-bullet text:level="9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ourier New1"/>
      </text:list-level-style-bullet>
      <text:list-level-style-bullet text:level="2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</meta:initial-creator>
    <meta:editing-cycles>8</meta:editing-cycles>
    <meta:creation-date>2017-11-16T19:07:00</meta:creation-date>
    <dc:date>2017-12-10T23:57:22.420000000</dc:date>
    <meta:editing-duration>PT3H54M15S</meta:editing-duration>
    <meta:generator>LibreOffice/5.4.2.2$Windows_X86_64 LibreOffice_project/22b09f6418e8c2d508a9eaf86b2399209b0990f4</meta:generator>
    <meta:document-statistic meta:table-count="0" meta:image-count="0" meta:object-count="0" meta:page-count="4" meta:paragraph-count="89" meta:word-count="899" meta:character-count="7070" meta:non-whitespace-character-count="6231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